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ENTNO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.IDENTNO</text:p>
          </table:table-cell>
          <table:table-cell office:value-type="string" calcext:value-type="string">
            <text:p>SUPP.DESCRIPTION</text:p>
          </table:table-cell>
          <table:table-cell office:value-type="string" calcext:value-type="string">
            <text:p>(FILENAM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NER BRACE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&amp;quot; x 0.12&amp;quot; Carbon Steel Square Tube A500/A513 Hot Rolled</text:p>
          </table:table-cell>
          <table:table-cell office:value-type="string" calcext:value-type="string">
            <text:p>Corner Brace.FCSt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DE RAIL JOINT PLATE</text:p>
          </table:table-cell>
          <table:table-cell office:value-type="string" calcext:value-type="string">
            <text:p>OnlineMetals.com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0.25&amp;quot; x 2.5&amp;quot; Carbon Steel Rectangle Bar A36 Hot Rolled</text:p>
          </table:table-cell>
          <table:table-cell office:value-type="string" calcext:value-type="string">
            <text:p>Side Rail Joint Plate.FCSt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/2-13 5.5&amp;quot; Hex Head Bolt</text:p>
          </table:table-cell>
          <table:table-cell office:value-type="string" calcext:value-type="string">
            <text:p>Bolt Depot</text:p>
          </table:table-cell>
          <table:table-cell office:value-type="float" office:value="256" calcext:value-type="float">
            <text:p>25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Hex Head Bolt 0.500x5.50 Inch .FCSt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1/2-13 3.5&amp;quot; Hex Head Bolt</text:p>
          </table:table-cell>
          <table:table-cell office:value-type="string" calcext:value-type="string">
            <text:p>Bolt Depot</text:p>
          </table:table-cell>
          <table:table-cell office:value-type="float" office:value="252" calcext:value-type="float">
            <text:p>25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Hex Head Bolt 0.500x3.50 Inch .FCSt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ex Nut 1/2 Inch</text:p>
          </table:table-cell>
          <table:table-cell office:value-type="string" calcext:value-type="string">
            <text:p>Bolt Depot</text:p>
          </table:table-cell>
          <table:table-cell office:value-type="float" office:value="2652" calcext:value-type="float">
            <text:p>265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ex Nut 0.50 Inch.FCSt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NT BAR</text:p>
          </table:table-cell>
          <table:table-cell office:value-type="string" calcext:value-type="string">
            <text:p>OnlineMetals.com</text:p>
          </table:table-cell>
          <table:table-cell office:value-type="float" office:value="10339" calcext:value-type="float">
            <text:p>10339</text:p>
          </table:table-cell>
          <table:table-cell office:value-type="string" calcext:value-type="string">
            <text:p>2&amp;quot; x 0.065&amp;quot; Carbon Steel Square Tube A500/A513 Hot Rolled</text:p>
          </table:table-cell>
          <table:table-cell office:value-type="string" calcext:value-type="string">
            <text:p>Front Bar.FCSt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ONT BAR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&amp;quot; x 0.12&amp;quot; Carbon Steel Square Tube A500/A513 Hot Rolled</text:p>
          </table:table-cell>
          <table:table-cell office:value-type="string" calcext:value-type="string">
            <text:p>Side Front Bar.FCSt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KID ANGLED FOOT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&amp;quot; x 0.12&amp;quot; Carbon Steel Square Tube A500/A513 Hot Rolled</text:p>
          </table:table-cell>
          <table:table-cell office:value-type="string" calcext:value-type="string">
            <text:p>Skid Angled Foot.FCSt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OP MOUNT BLOCK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&amp;quot; x 0.12&amp;quot; Carbon Steel Square Tube A500/A513 Hot Rolled</text:p>
          </table:table-cell>
          <table:table-cell office:value-type="string" calcext:value-type="string">
            <text:p>Hoop Mount Block.FCSt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DE CENTER BAR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&amp;quot; x 0.12&amp;quot; Carbon Steel Square Tube A500/A513 Hot Rolled</text:p>
          </table:table-cell>
          <table:table-cell office:value-type="string" calcext:value-type="string">
            <text:p>Side Center Bar.FCSt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3:51:27.567182553</meta:creation-date>
    <dc:date>2022-03-31T13:52:15.917411067</dc:date>
    <meta:editing-duration>PT50S</meta:editing-duration>
    <meta:editing-cycles>1</meta:editing-cycles>
    <meta:document-statistic meta:table-count="1" meta:cell-count="79" meta:object-count="0"/>
    <meta:generator>LibreOffice/7.2.6.2$Linux_X86_64 LibreOffice_project/20$Build-2</meta:generator>
  </office:meta>
</office:document-meta>
</file>